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93177429" text:style-name="WWNum1">
        <text:list-item>
          <text:p text:style-name="P2">Código fuente adjunto</text:p>
        </text:list-item>
        <text:list-item>
          <text:p text:style-name="P1">Código fuente adjunto</text:p>
        </text:list-item>
        <text:list-item>
          <text:p text:style-name="P1">Código fuente adjunto</text:p>
        </text:list-item>
        <text:list-item>
          <text:p text:style-name="P1">Tablas y gráficos adjuntos en PDF</text:p>
        </text:list-item>
        <text:list-item>
          <text:p text:style-name="P1">Podemos ver que para ambos métodos, el crecimiento es lineal, y si bien el crecimiento lineal para el Array Stack es más lento, creo que el tener un espacio limitado no dinámico es una desventaja demasiado grande, ya que desperdicia demasiado espacio o es propensa a errores que no son propios de lo que pide nuestro cliente.</text:p>
        </text:list-item>
      </text:list>
      <text:p text:style-name="P3">Por esto, creo que la mejor implementación es la que utiliza una lista enlaz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91" meta:character-count="511" meta:non-whitespace-character-count="431"/>
    <meta:generator>LibreOfficeDev/6.0.5.2$Linux_X86_64 LibreOffice_project/</meta:generator>
  </office:meta>
</office:document-meta>
</file>